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intervariable" svg:font-family="intervariable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tervariable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tervariable" fo:font-size="12pt" fo:letter-spacing="normal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mně</text:p>
      <text:p text:style-name="P1"/>
      <text:p text:style-name="P1">Jmenuji se Hana Nicholas a pocházím z česko-americké bilingvní rodiny. Narodila jsem se a vyrostla jsem v Česku, což mi dalo jedinečný vhled do obou jazyků a kultur.</text:p>
      <text:p text:style-name="P1"/>
      <text:p text:style-name="P1">Vzpomínám si, jak mi ve škole chybělo laskavé a povzbuzující vedení, a právě proto jsem se rozhodla stát lektorkou, která svým studentům nabízí nejen odborné znalosti, ale i lidský přístup a podporu.</text:p>
      <text:p text:style-name="P1"/>
      <text:p text:style-name="P1">? Moje kvalifikace</text:p>
      <text:p text:style-name="P1">Vystudovala jsem anglický jazyk se zaměřením na vzdělávání na Univerzitě Karlově</text:p>
      <text:p text:style-name="P1">Jsem držitelkou certifikátu C2 od Cambridge University</text:p>
      <text:p text:style-name="P1">Své zkušenosti jsem sbírala od soukromého doučování až po vedení kurzů pro různé věkové i znalostní skupiny</text:p>
      <text:p text:style-name="P2">Učila jsem na střední škole, v jazykové škole, na gymnáziu a již několik let vedu individuální konverzace AJ skrz online platformy</text:p>
      <text:p text:style-name="P1"/>
      <text:p text:style-name="P1">?Jak učím?</text:p>
      <text:p text:style-name="P1">Během své vlastní cesty studiem jazyků jsem si uvědomila, jak zásadní je pro úspěch nejen kvalitní výuka, ale právě i laskavý a povzbuzující přístup, který ve školách často chybí. Proto se snažím vytvářet pro své studenty bezpečné a inspirativní prostředí, kde se cítí komfortně.</text:p>
      <text:p text:style-name="P1"/>
      <text:p text:style-name="P1">Mým cílem je, abyste se v angličtině cítili sebejistě a dokázali ji aktivně používat v reálných situacích.</text:p>
      <text:p text:style-name="P1"/>
      <text:p text:style-name="P1">Věřím, že s mým osobním přístupem a vaší snahou spolu dosáhneme čehokoliv :)</text:p>
      <text:p text:style-name="P1"/>
      <text:p text:style-name="P1">? Rezervujte si první lekci zdarma a přesvědčte se sami! </text:p>
      <text:p text:style-name="P1">(takový to okýnko na mail)</text:p>
      <text:p text:style-name="Standard"/>
      <text:p text:style-name="Standard"/>
      <text:p text:style-name="Standard">Claim: Angličtina s jistotou a lidským přístupe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intervariable" svg:font-family="intervariable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15S</meta:editing-duration>
    <meta:editing-cycles>4</meta:editing-cycles>
    <meta:generator>OpenOffice/4.1.9$Win32 OpenOffice.org_project/419m1$Build-9805</meta:generator>
    <dc:date>2025-03-26T11:34:00.05</dc:date>
    <meta:document-statistic meta:table-count="0" meta:image-count="0" meta:object-count="0" meta:page-count="1" meta:paragraph-count="15" meta:word-count="219" meta:character-count="1361"/>
    <meta:user-defined meta:name="Info 1"/>
    <meta:user-defined meta:name="Info 2"/>
    <meta:user-defined meta:name="Info 3"/>
    <meta:user-defined meta:name="Info 4"/>
  </office:meta>
</office:document-meta>
</file>